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5" style:family="graphic" style:parent-style-name="standard">
      <style:graphic-properties draw:stroke="none" svg:stroke-color="#000000" draw:fill="none" draw:fill-color="#ffffff" fo:min-height="7.878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035cm" svg:height="0.962cm" svg:x="1.001cm" svg:y="1cm">
          <draw:text-box>
            <text:p>Schematic Diagram for Decode Block</text:p>
          </draw:text-box>
        </draw:frame>
        <draw:frame draw:style-name="gr2" draw:text-style-name="P1" draw:layer="layout" svg:width="3.207cm" svg:height="3.048cm" svg:x="17.386cm" svg:y="1cm">
          <draw:text-box>
            <text:p text:style-name="P1"><text:span text:style-name="T1">Joe Mynhier</text:span></text:p>
            <text:p text:style-name="P1"><text:span text:style-name="T1">ECE 337</text:span></text:p>
            <text:p text:style-name="P1"><text:span text:style-name="T1">Section 4</text:span></text:p>
            <text:p text:style-name="P1"><text:span text:style-name="T1">Lab 6</text:span></text:p>
          </draw:text-box>
        </draw:frame>
        <draw:g>
          <draw:custom-shape draw:style-name="gr3" draw:text-style-name="P2" draw:layer="layout" svg:width="1.27cm" svg:height="2.54cm" svg:x="8.182cm" svg:y="4.429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8.01cm" svg:y="4.593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8.772cm" svg:y="4.593cm">
            <draw:text-box>
              <text:p><text:span text:style-name="T1">Q</text:span></text:p>
            </draw:text-box>
          </draw:frame>
          <draw:line draw:style-name="gr6" draw:text-style-name="P2" draw:layer="layout" svg:x1="8.182cm" svg:y1="6.334cm" svg:x2="8.309cm" svg:y2="6.461cm">
            <text:p/>
          </draw:line>
          <draw:line draw:style-name="gr6" draw:text-style-name="P2" draw:layer="layout" svg:x1="8.182cm" svg:y1="6.588cm" svg:x2="8.309cm" svg:y2="6.461cm">
            <text:p/>
          </draw:line>
          <draw:line draw:style-name="gr6" draw:text-style-name="P2" draw:layer="layout" svg:x1="7.42cm" svg:y1="6.461cm" svg:x2="8.182cm" svg:y2="6.461cm">
            <text:p/>
          </draw:line>
          <draw:line draw:style-name="gr7" draw:text-style-name="P2" draw:layer="layout" svg:x1="8.055cm" svg:y1="6.715cm" svg:x2="8.055cm" svg:y2="6.08cm">
            <text:p/>
          </draw:line>
          <draw:frame draw:style-name="gr8" draw:text-style-name="P1" draw:layer="layout" svg:width="1.12cm" svg:height="0.762cm" svg:x="6.842cm" svg:y="5.699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8.436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8.563cm" svg:y1="7.223cm" svg:x2="8.563cm" svg:y2="7.477cm">
            <text:p/>
          </draw:line>
          <draw:frame draw:style-name="gr10" draw:text-style-name="P1" draw:layer="layout" svg:width="1.446cm" svg:height="0.762cm" svg:x="8.459cm" svg:y="6.969cm">
            <draw:text-box>
              <text:p><text:span text:style-name="T1">n_rst</text:span></text:p>
            </draw:text-box>
          </draw:frame>
        </draw:g>
        <draw:g>
          <draw:custom-shape draw:style-name="gr3" draw:text-style-name="P2" draw:layer="layout" svg:width="1.27cm" svg:height="2.54cm" svg:x="15.097cm" svg:y="8.493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4.925cm" svg:y="8.657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5.687cm" svg:y="8.657cm">
            <draw:text-box>
              <text:p><text:span text:style-name="T1">Q</text:span></text:p>
            </draw:text-box>
          </draw:frame>
          <draw:line draw:style-name="gr6" draw:text-style-name="P2" draw:layer="layout" svg:x1="15.097cm" svg:y1="10.398cm" svg:x2="15.224cm" svg:y2="10.525cm">
            <text:p/>
          </draw:line>
          <draw:line draw:style-name="gr6" draw:text-style-name="P2" draw:layer="layout" svg:x1="15.097cm" svg:y1="10.652cm" svg:x2="15.224cm" svg:y2="10.525cm">
            <text:p/>
          </draw:line>
          <draw:line draw:style-name="gr6" draw:text-style-name="P2" draw:layer="layout" svg:x1="14.335cm" svg:y1="10.525cm" svg:x2="15.097cm" svg:y2="10.525cm">
            <text:p/>
          </draw:line>
          <draw:line draw:style-name="gr7" draw:text-style-name="P2" draw:layer="layout" svg:x1="14.97cm" svg:y1="10.779cm" svg:x2="14.97cm" svg:y2="10.144cm">
            <text:p/>
          </draw:line>
          <draw:frame draw:style-name="gr8" draw:text-style-name="P1" draw:layer="layout" svg:width="1.12cm" svg:height="0.762cm" svg:x="13.757cm" svg:y="9.763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15.351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5.478cm" svg:y1="11.287cm" svg:x2="15.478cm" svg:y2="11.541cm">
            <text:p/>
          </draw:line>
          <draw:frame draw:style-name="gr10" draw:text-style-name="P1" draw:layer="layout" svg:width="1.446cm" svg:height="0.762cm" svg:x="15.374cm" svg:y="11.033cm">
            <draw:text-box>
              <text:p><text:span text:style-name="T1">n_rst</text:span></text:p>
            </draw:text-box>
          </draw:frame>
        </draw:g>
        <draw:custom-shape draw:style-name="gr11" draw:text-style-name="P2" draw:layer="layout" svg:width="2.54cm" svg:height="2.667cm" svg:x="3.286cm" svg:y="4.302cm">
          <text:p text:style-name="P2">Next</text:p>
          <text:p text:style-name="P2">old_d</text:p>
          <text:p text:style-name="P2">Logic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826cm" svg:y1="4.937cm" svg:x2="8.182cm" svg:y2="4.937cm">
          <text:p/>
        </draw:line>
        <draw:frame draw:style-name="gr1" draw:text-style-name="P1" draw:layer="layout" svg:width="2.585cm" svg:height="0.725cm" svg:x="5.699cm" svg:y="3.868cm">
          <draw:text-box>
            <text:p><text:span text:style-name="T1">next_old_d</text:span></text:p>
          </draw:text-box>
        </draw:frame>
        <draw:line draw:style-name="gr13" draw:text-style-name="P2" draw:layer="layout" svg:x1="9.452cm" svg:y1="5.064cm" svg:x2="11.668cm" svg:y2="5.064cm">
          <text:p/>
        </draw:line>
        <draw:line draw:style-name="gr13" draw:text-style-name="P2" draw:layer="layout" svg:x1="10.398cm" svg:y1="5.064cm" svg:x2="10.398cm" svg:y2="3.54cm">
          <text:p/>
        </draw:line>
        <draw:line draw:style-name="gr13" draw:text-style-name="P2" draw:layer="layout" svg:x1="10.398cm" svg:y1="3.54cm" svg:x2="4.302cm" svg:y2="3.54cm">
          <text:p/>
        </draw:line>
        <draw:line draw:style-name="gr12" draw:text-style-name="P2" draw:layer="layout" svg:x1="4.302cm" svg:y1="3.54cm" svg:x2="4.302cm" svg:y2="4.302cm">
          <text:p/>
        </draw:line>
        <draw:frame draw:style-name="gr1" draw:text-style-name="P1" draw:layer="layout" svg:width="1.543cm" svg:height="0.725cm" svg:x="10.525cm" svg:y="4.175cm">
          <draw:text-box>
            <text:p><text:span text:style-name="T1">old_d</text:span></text:p>
          </draw:text-box>
        </draw:frame>
        <draw:line draw:style-name="gr12" draw:text-style-name="P2" draw:layer="layout" svg:x1="1.762cm" svg:y1="6.715cm" svg:x2="3.286cm" svg:y2="6.715cm">
          <text:p/>
        </draw:line>
        <draw:frame draw:style-name="gr1" draw:text-style-name="P1" draw:layer="layout" svg:width="1.755cm" svg:height="0.725cm" svg:x="1.381cm" svg:y="5.826cm">
          <draw:text-box>
            <text:p><text:span text:style-name="T1">d_plus</text:span></text:p>
          </draw:text-box>
        </draw:frame>
        <draw:line draw:style-name="gr12" draw:text-style-name="P2" draw:layer="layout" svg:x1="1cm" svg:y1="5.064cm" svg:x2="3.286cm" svg:y2="5.064cm">
          <text:p/>
        </draw:line>
        <draw:frame draw:style-name="gr1" draw:text-style-name="P1" draw:layer="layout" svg:width="2.796cm" svg:height="0.725cm" svg:x="0.744cm" svg:y="4.175cm">
          <draw:text-box>
            <text:p><text:span text:style-name="T1">shift_enable</text:span></text:p>
          </draw:text-box>
        </draw:frame>
        <draw:line draw:style-name="gr12" draw:text-style-name="P2" draw:layer="layout" svg:x1="16.367cm" svg:y1="9.001cm" svg:x2="18.526cm" svg:y2="9.001cm">
          <text:p/>
        </draw:line>
        <draw:frame draw:style-name="gr1" draw:text-style-name="P1" draw:layer="layout" svg:width="1.683cm" svg:height="0.725cm" svg:x="16.494cm" svg:y="8.276cm">
          <draw:text-box>
            <text:p><text:span text:style-name="T1">d_orig</text:span></text:p>
          </draw:text-box>
        </draw:frame>
        <draw:custom-shape draw:style-name="gr14" draw:text-style-name="P2" draw:layer="layout" svg:width="3.81cm" svg:height="3.81cm" svg:x="9.509cm" svg:y="7.858cm">
          <text:p text:style-name="P2">Next</text:p>
          <text:p text:style-name="P2">d_orig</text:p>
          <text:p text:style-name="P2">Logic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1.668cm" svg:y1="5.064cm" svg:x2="11.668cm" svg:y2="7.858cm">
          <text:p/>
        </draw:line>
        <draw:line draw:style-name="gr12" draw:text-style-name="P2" draw:layer="layout" svg:x1="13.319cm" svg:y1="9.001cm" svg:x2="15.097cm" svg:y2="9.001cm">
          <text:p/>
        </draw:line>
        <draw:frame draw:style-name="gr1" draw:text-style-name="P1" draw:layer="layout" svg:width="2.725cm" svg:height="0.725cm" svg:x="13.388cm" svg:y="7.858cm">
          <draw:text-box>
            <text:p><text:span text:style-name="T1">next_d_orig</text:span></text:p>
          </draw:text-box>
        </draw:frame>
        <draw:line draw:style-name="gr13" draw:text-style-name="P2" draw:layer="layout" svg:x1="2.27cm" svg:y1="6.715cm" svg:x2="2.27cm" svg:y2="8.493cm">
          <text:p/>
        </draw:line>
        <draw:line draw:style-name="gr12" draw:text-style-name="P2" draw:layer="layout" svg:x1="2.27cm" svg:y1="8.493cm" svg:x2="9.509cm" svg:y2="8.493cm">
          <text:p/>
        </draw:line>
        <draw:line draw:style-name="gr13" draw:text-style-name="P2" draw:layer="layout" svg:x1="1.127cm" svg:y1="5.064cm" svg:x2="1.127cm" svg:y2="9.382cm">
          <text:p/>
        </draw:line>
        <draw:line draw:style-name="gr12" draw:text-style-name="P2" draw:layer="layout" svg:x1="1.127cm" svg:y1="9.382cm" svg:x2="9.509cm" svg:y2="9.382cm">
          <text:p/>
        </draw:line>
        <draw:line draw:style-name="gr12" draw:text-style-name="P2" draw:layer="layout" svg:x1="8.239cm" svg:y1="10.906cm" svg:x2="9.509cm" svg:y2="10.906cm">
          <text:p/>
        </draw:line>
        <draw:frame draw:style-name="gr1" draw:text-style-name="P1" draw:layer="layout" svg:width="1.213cm" svg:height="0.725cm" svg:x="8.239cm" svg:y="10.017cm">
          <draw:text-box>
            <text:p><text:span text:style-name="T1">eop</text:span></text:p>
          </draw:text-box>
        </draw:frame>
        <draw:frame draw:style-name="gr15" draw:text-style-name="P1" draw:layer="layout" svg:width="19.59cm" svg:height="8.128cm" svg:x="1cm" svg:y="12.43cm">
          <draw:text-box>
            <text:p text:style-name="P1"><text:span text:style-name="T1">Next old_d Logic:</text:span></text:p>
            <text:p text:style-name="P1"><text:span text:style-name="T1"><text:tab/></text:span><text:span text:style-name="T1">Multiplex between old_d and d_plus using shift_enable. If shift_enable == 1, next_old_d = d_plus, else next_old_d = old_d.</text:span></text:p>
            <text:p text:style-name="P1"><text:span text:style-name="T1"/></text:p>
            <text:p text:style-name="P1"><text:span text:style-name="T1">Next d_orig Logic:</text:span></text:p>
            <text:p text:style-name="P1"><text:span text:style-name="T1"><text:tab/></text:span><text:span text:style-name="T1">If shift_enable == 1 &amp;&amp; eop == 1, next_d_orig = 1, else if shift_enable == 1, next_d_orig = ~(old_d ^ d_plus), else next_d_orig = d_orig </text:span></text:p>
          </draw:text-box>
        </draw:frame>
        <draw:line draw:style-name="gr13" draw:text-style-name="P2" draw:layer="layout" svg:x1="16.519cm" svg:y1="9.001cm" svg:x2="16.494cm" svg:y2="7.35cm">
          <text:p/>
        </draw:line>
        <draw:line draw:style-name="gr13" draw:text-style-name="P2" draw:layer="layout" svg:x1="16.494cm" svg:y1="7.35cm" svg:x2="12.303cm" svg:y2="7.35cm">
          <text:p/>
        </draw:line>
        <draw:line draw:style-name="gr12" draw:text-style-name="P2" draw:layer="layout" svg:x1="12.303cm" svg:y1="7.35cm" svg:x2="12.303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20:43:58.487860885</meta:creation-date>
    <dc:date>2016-10-04T21:02:18.330424963</dc:date>
    <dc:creator>Mentor Graphics</dc:creator>
    <meta:editing-duration>PT18M17S</meta:editing-duration>
    <meta:editing-cycles>9</meta:editing-cycles>
    <meta:generator>LibreOffice/4.3.7.2$Linux_X86_64 LibreOffice_project/430$Build-2</meta:generator>
    <meta:document-statistic meta:object-count="54"/>
  </office:meta>
</office:document-meta>
</file>